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JetBrains Mono" svg:font-family="'JetBrains Mono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loext:graphic-properties draw:fill="solid" draw:fill-color="#ffffff" draw:opacity="100%"/>
      <style:paragraph-properties fo:background-color="#ffffff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margin-left="0cm" fo:margin-right="0cm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7" style:family="paragraph" style:parent-style-name="Обычный">
      <style:text-properties fo:language="en" fo:country="US"/>
    </style:style>
    <style:style style:name="P8" style:family="paragraph" style:parent-style-name="Обычный">
      <style:paragraph-properties fo:break-before="page"/>
    </style:style>
    <style:style style:name="P9" style:family="paragraph" style:parent-style-name="Standard">
      <style:paragraph-properties fo:margin-left="0cm" fo:margin-right="0cm" fo:text-indent="1.251cm" style:auto-text-indent="false"/>
    </style:style>
    <style:style style:name="P10" style:family="paragraph" style:parent-style-name="Standard">
      <loext:graphic-properties draw:fill="solid" draw:fill-color="#ffffff" draw:opacity="100%"/>
      <style:paragraph-properties fo:margin-left="0cm" fo:margin-right="0cm" fo:text-indent="1.251cm" style:auto-text-indent="false" fo:background-color="#ffffff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6c12a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loext:graphic-properties draw:fill="solid" draw:fill-color="#ffffff" draw:opacity="100%"/>
      <style:paragraph-properties fo:background-color="#ffffff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/>
      <style:text-properties style:font-name="Times New Roman" fo:font-size="14pt" officeooo:paragraph-rsid="0006c12a" style:font-size-asian="14pt" style:font-name-complex="Times New Roman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officeooo:paragraph-rsid="0006c12a" style:font-size-asian="14pt" style:font-name-complex="Times New Roman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background-color="#ffffff" fo:padding="0cm" fo:border="none" style:shadow="none"/>
    </style:style>
    <style:style style:name="P17" style:family="paragraph" style:parent-style-name="Standard">
      <loext:graphic-properties draw:fill="solid" draw:fill-color="#ffffff" draw:opacity="100%"/>
      <style:paragraph-properties fo:background-color="#ffffff" fo:padding="0cm" fo:border="none" style:shadow="none"/>
      <style:text-properties fo:language="en" fo:country="US" officeooo:paragraph-rsid="0006c12a"/>
    </style:style>
    <style:style style:name="P18" style:family="paragraph" style:parent-style-name="Standard">
      <style:paragraph-properties fo:margin-left="0cm" fo:margin-right="0cm" fo:text-indent="1.251cm" style:auto-text-indent="false"/>
      <style:text-properties officeooo:paragraph-rsid="0006c12a"/>
    </style:style>
    <style:style style:name="P19" style:family="paragraph" style:parent-style-name="Standard">
      <loext:graphic-properties draw:fill="solid" draw:fill-color="#ffffff" draw:opacity="100%"/>
      <style:paragraph-properties fo:margin-left="0cm" fo:margin-right="0cm" fo:text-indent="1.251cm" style:auto-text-indent="false" fo:background-color="#ffffff"/>
      <style:text-properties officeooo:paragraph-rsid="0006c12a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06c12a"/>
    </style:style>
    <style:style style:name="P21" style:family="paragraph" style:parent-style-name="Standard">
      <loext:graphic-properties draw:fill="solid" draw:fill-color="#ffffff" draw:opacity="100%"/>
      <style:paragraph-properties fo:background-color="#ffffff" fo:padding="0cm" fo:border="none" style:shadow="none"/>
      <style:text-properties officeooo:paragraph-rsid="0006c12a"/>
    </style:style>
    <style:style style:name="P22" style:family="paragraph" style:parent-style-name="Standard">
      <loext:graphic-properties draw:fill="solid" draw:fill-color="#ffffff" draw:opacity="100%"/>
      <style:paragraph-properties fo:text-align="center" style:justify-single-word="false" fo:break-before="page" fo:background-color="#ffffff"/>
    </style:style>
    <style:style style:name="T1" style:family="text">
      <style:text-properties fo:color="#000000" loext:opacity="100%" style:font-name="JetBrains Mono" fo:font-size="10pt" fo:language="en" fo:country="US" style:font-size-asian="10pt"/>
    </style:style>
    <style:style style:name="T2" style:family="text">
      <style:text-properties fo:color="#000000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loext:opacity="100%" style:font-name="JetBrains Mono" fo:font-size="10pt" fo:language="en" fo:country="US" style:font-size-asian="10pt"/>
    </style:style>
    <style:style style:name="T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loext:opacity="100%" style:font-name="JetBrains Mono" fo:font-size="10pt" style:font-size-asian="10pt"/>
    </style:style>
    <style:style style:name="T7" style:family="text">
      <style:text-properties fo:color="#067d17" loext:opacity="100%" style:font-name="JetBrains Mono" fo:font-size="10pt" fo:language="en" fo:country="US" style:font-size-asian="10pt"/>
    </style:style>
    <style:style style:name="T8" style:family="text">
      <style:text-properties fo:color="#067d17" loext:opacity="100%" style:font-name="JetBrains Mono" fo:font-size="10pt" style:font-size-asian="10pt"/>
    </style:style>
    <style:style style:name="T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language="en" fo:country="US"/>
    </style:style>
    <style:style style:name="T11" style:family="text">
      <style:text-properties fo:color="#9e880d" loext:opacity="100%" style:font-name="JetBrains Mono" fo:font-size="10pt" fo:language="en" fo:country="US" style:font-size-asian="10pt"/>
    </style:style>
    <style:style style:name="T12" style:family="text">
      <style:text-properties fo:color="#9e880d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13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e880d" loext:opacity="100%" style:font-name="JetBrains Mono" fo:font-size="10pt" style:font-size-asian="10pt"/>
    </style:style>
    <style:style style:name="T15" style:family="text">
      <style:text-properties fo:color="#0033b3" loext:opacity="100%" style:font-name="JetBrains Mono" fo:font-size="10pt" fo:language="en" fo:country="US" style:font-size-asian="10pt"/>
    </style:style>
    <style:style style:name="T1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33b3" loext:opacity="100%" style:font-name="JetBrains Mono" fo:font-size="10pt" style:font-size-asian="10pt"/>
    </style:style>
    <style:style style:name="T18" style:family="text">
      <style:text-properties fo:color="#00627a" loext:opacity="100%" style:font-name="JetBrains Mono" fo:font-size="10pt" fo:language="en" fo:country="US" style:font-size-asian="10pt"/>
    </style:style>
    <style:style style:name="T19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627a" loext:opacity="100%" style:font-name="JetBrains Mono" fo:font-size="10pt" style:font-size-asian="10pt"/>
    </style:style>
    <style:style style:name="T21" style:family="text">
      <style:text-properties style:font-name="Times New Roman" fo:font-size="14pt" style:font-size-asian="14pt" style:font-name-complex="Times New Roman" style:font-size-complex="14pt"/>
    </style:style>
    <style:style style:name="T22" style:family="text">
      <style:text-properties style:font-name="Times New Roman" fo:font-size="14pt" officeooo:rsid="0006c12a" style:font-size-asian="14pt" style:font-name-complex="Times New Roman" style:font-size-complex="14pt"/>
    </style:style>
    <style:style style:name="T23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4" style:family="text">
      <style:text-properties style:font-name="Times New Roman" fo:font-size="14pt" fo:language="en" fo:country="US" officeooo:rsid="0006c12a" style:font-size-asian="14pt" style:font-name-complex="Times New Roman" style:font-size-complex="14pt"/>
    </style:style>
    <style:style style:name="T25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6" style:family="text">
      <style:text-properties fo:color="#371f80" loext:opacity="100%" style:font-name="JetBrains Mono" fo:font-size="10pt" fo:language="en" fo:country="US" style:font-size-asian="10pt"/>
    </style:style>
    <style:style style:name="T27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1750eb" loext:opacity="100%" style:font-name="JetBrains Mono" fo:font-size="10pt" fo:language="en" fo:country="US" style:font-size-asian="10pt"/>
    </style:style>
    <style:style style:name="T2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1750eb" loext:opacity="100%" style:font-name="JetBrains Mono" fo:font-size="10pt" style:font-size-asian="10pt"/>
    </style:style>
    <style:style style:name="T31" style:family="text">
      <style:text-properties fo:color="#008080" loext:opacity="100%" style:font-name="JetBrains Mono" fo:font-size="10pt" fo:language="en" fo:country="US" style:font-size-asian="10pt"/>
    </style:style>
    <style:style style:name="T32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1f542e" loext:opacity="100%" style:font-name="JetBrains Mono" fo:font-size="10pt" fo:language="en" fo:country="US" fo:font-weight="bold" style:font-size-asian="10pt" style:font-weight-asian="bold"/>
    </style:style>
    <style:style style:name="T34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35" style:family="text">
      <style:text-properties fo:color="#660e7a" loext:opacity="100%" style:font-name="JetBrains Mono" fo:font-size="10pt" fo:language="en" fo:country="US" style:font-size-asian="10pt"/>
    </style:style>
    <style:style style:name="T36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37a6" loext:opacity="100%" style:font-name="JetBrains Mono" fo:font-size="10pt" fo:language="en" fo:country="US" style:font-size-asian="10pt"/>
    </style:style>
    <style:style style:name="T38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Приложение А</text:p>
      <text:p text:style-name="P1"/>
      <text:p text:style-name="P3">Листинг файла CMakeLists.txt:</text:p>
      <text:p text:style-name="P16"><text:span text:style-name="Основной_20_шрифт_20_абзаца"><text:span text:style-name="T2">cmake_minimum_required</text:span></text:span><text:span text:style-name="T5">(</text:span><text:span text:style-name="T9">VERSION 3.20</text:span><text:span text:style-name="T5">)</text:span><text:line-break/><text:span text:style-name="T3">project</text:span><text:span text:style-name="T5">(</text:span><text:span text:style-name="T9">sysprog C</text:span><text:span text:style-name="T5">)</text:span><text:line-break/><text:line-break/><text:span text:style-name="T3">set</text:span><text:span text:style-name="T5">(</text:span><text:span text:style-name="T9">CMAKE_C_STANDARD 11</text:span><text:span text:style-name="T5">)</text:span><text:line-break/><text:span text:style-name="T3">set</text:span><text:span text:style-name="T5">(</text:span><text:span text:style-name="T9">THREADS_PREFER_PTHREAD_FLAG ON</text:span><text:span text:style-name="T5">)</text:span><text:line-break/><text:span text:style-name="T3">find_package</text:span><text:span text:style-name="T5">(</text:span><text:span text:style-name="T9">Threads REQUIRED</text:span><text:span text:style-name="T5">)</text:span><text:line-break/><text:line-break/><text:span text:style-name="T3">include_directories</text:span><text:span text:style-name="T5">(</text:span><text:span text:style-name="T9">.</text:span><text:span text:style-name="T5">)</text:span><text:line-break/><text:line-break/><text:span text:style-name="T3">add_executable</text:span><text:span text:style-name="T5">(</text:span><text:span text:style-name="T9">server main_server.c server.h server.c consts.h</text:span><text:span text:style-name="T5">)</text:span><text:line-break/><text:span text:style-name="T3">add_executable</text:span><text:span text:style-name="T5">(</text:span><text:span text:style-name="T9">client main_client.c client.h client.c consts.h</text:span><text:span text:style-name="T5">)</text:span><text:line-break/><text:line-break/><text:span text:style-name="T3">target_link_libraries</text:span><text:span text:style-name="T5">(</text:span><text:span text:style-name="T9">server PRIVATE Threads::Threads m</text:span><text:span text:style-name="T5">)</text:span><text:line-break/><text:span text:style-name="T3">target_link_libraries</text:span><text:span text:style-name="T5">(</text:span><text:span text:style-name="T9">client</text:span><text:span text:style-name="T5">)</text:span></text:p>
      <text:p text:style-name="P2"/>
      <text:p text:style-name="P19"><text:span text:style-name="Основной_20_шрифт_20_абзаца"><text:span text:style-name="T21">Листинг файла </text:span></text:span><text:span text:style-name="Основной_20_шрифт_20_абзаца"><text:span text:style-name="T22">c</text:span></text:span><text:span text:style-name="Основной_20_шрифт_20_абзаца"><text:span text:style-name="T24">onsts.h</text:span></text:span><text:span text:style-name="Основной_20_шрифт_20_абзаца"><text:span text:style-name="T21">:</text:span></text:span></text:p>
      <text:p text:style-name="P17"><text:span text:style-name="Основной_20_шрифт_20_абзаца"><text:span text:style-name="T13">#pragma </text:span></text:span><text:span text:style-name="T5">once</text:span><text:line-break/><text:line-break/><text:span text:style-name="T13">#define </text:span><text:span text:style-name="T34">PORT </text:span><text:span text:style-name="T29">3456</text:span></text:p>
      <text:p text:style-name="P8"/>
      <text:p text:style-name="P12">Приложение Б</text:p>
      <text:p text:style-name="P14"/>
      <text:p text:style-name="P19"><text:span text:style-name="Основной_20_шрифт_20_абзаца"><text:span text:style-name="T21">Листинг файла </text:span></text:span><text:span text:style-name="Основной_20_шрифт_20_абзаца"><text:span text:style-name="T23">main</text:span></text:span><text:span text:style-name="Основной_20_шрифт_20_абзаца"><text:span text:style-name="T21">_</text:span></text:span><text:span text:style-name="Основной_20_шрифт_20_абзаца"><text:span text:style-name="T23">client</text:span></text:span><text:span text:style-name="Основной_20_шрифт_20_абзаца"><text:span text:style-name="T21">.</text:span></text:span><text:span text:style-name="Основной_20_шрифт_20_абзаца"><text:span text:style-name="T23">c</text:span></text:span><text:span text:style-name="Основной_20_шрифт_20_абзаца"><text:span text:style-name="T21">:</text:span></text:span></text:p>
      <text:p text:style-name="P20"><text:span text:style-name="Основной_20_шрифт_20_абзаца"><text:span text:style-name="T11">#include </text:span></text:span><text:span text:style-name="Основной_20_шрифт_20_абзаца"><text:span text:style-name="T7">&lt;client.h&gt;</text:span></text:span><text:span text:style-name="Основной_20_шрифт_20_абзаца"><text:span text:style-name="T10"><text:line-break/><text:line-break/></text:span></text:span><text:span text:style-name="Основной_20_шрифт_20_абзаца"><text:span text:style-name="T15">int </text:span></text:span><text:span text:style-name="Основной_20_шрифт_20_абзаца"><text:span text:style-name="T18">main</text:span></text:span><text:span text:style-name="Основной_20_шрифт_20_абзаца"><text:span text:style-name="T4">() {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4"> <text:s text:c="3"/>client_run();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4"> <text:s text:c="3"/></text:span></text:span><text:span text:style-name="Основной_20_шрифт_20_абзаца"><text:span text:style-name="T15">return </text:span></text:span><text:span text:style-name="Основной_20_шрифт_20_абзаца"><text:span text:style-name="T28">0</text:span></text:span><text:span text:style-name="Основной_20_шрифт_20_абзаца"><text:span text:style-name="T4">;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4">}</text:span></text:span></text:p>
      <text:p text:style-name="P15"/>
      <text:p text:style-name="P3">Листинг файла client.h:</text:p>
      <text:p text:style-name="P4"><text:span text:style-name="Основной_20_шрифт_20_абзаца"><text:span text:style-name="T11">#pragma </text:span></text:span><text:span text:style-name="Основной_20_шрифт_20_абзаца"><text:span text:style-name="T4">once</text:span></text:span><text:span text:style-name="Основной_20_шрифт_20_абзаца"><text:span text:style-name="T10"><text:line-break/><text:line-break/></text:span></text:span><text:span text:style-name="Основной_20_шрифт_20_абзаца"><text:span text:style-name="T15">void </text:span></text:span><text:span text:style-name="Основной_20_шрифт_20_абзаца"><text:span text:style-name="T18">client_run</text:span></text:span><text:span text:style-name="Основной_20_шрифт_20_абзаца"><text:span text:style-name="T4">();</text:span></text:span></text:p>
      <text:p text:style-name="P5"/>
      <text:p text:style-name="P9"><text:span text:style-name="Основной_20_шрифт_20_абзаца"><text:span text:style-name="T21">Листинг</text:span></text:span><text:span text:style-name="Основной_20_шрифт_20_абзаца"><text:span text:style-name="T23"> </text:span></text:span><text:span text:style-name="Основной_20_шрифт_20_абзаца"><text:span text:style-name="T21">файла</text:span></text:span><text:span text:style-name="Основной_20_шрифт_20_абзаца"><text:span text:style-name="T23"> client.c:</text:span></text:span></text:p>
      <text:p text:style-name="P16"><text:span text:style-name="Основной_20_шрифт_20_абзаца"><text:span text:style-name="T12">#include </text:span></text:span><text:span text:style-name="T9">"client.h"</text:span><text:line-break/><text:span text:style-name="T13">#include </text:span><text:span text:style-name="T9">"consts.h"</text:span><text:line-break/><text:line-break/><text:span text:style-name="T13">#include </text:span><text:span text:style-name="T9">&lt;stdio.h&gt;</text:span><text:line-break/><text:span text:style-name="T13">#include </text:span><text:span text:style-name="T9">&lt;unistd.h&gt;</text:span><text:line-break/><text:span text:style-name="T13">#include </text:span><text:span text:style-name="T9">&lt;string.h&gt;</text:span><text:line-break/><text:span text:style-name="T13">#include </text:span><text:span text:style-name="T9">&lt;sys/socket.h&gt;</text:span><text:line-break/><text:span text:style-name="T13">#include </text:span><text:span text:style-name="T9">&lt;netinet/in.h&gt;</text:span><text:line-break/><text:line-break/><text:span text:style-name="T16">void </text:span><text:span text:style-name="T19">client_run</text:span><text:span text:style-name="T5">() {</text:span><text:line-break/><text:span text:style-name="T5"> <text:s text:c="3"/></text:span><text:span text:style-name="T27">size_t </text:span><text:span text:style-name="T3">buf_size </text:span><text:span text:style-name="T5">= </text:span><text:span text:style-name="T29">1024</text:span><text:span text:style-name="T5">;</text:span><text:line-break/><text:span text:style-name="T5"> <text:s text:c="3"/></text:span><text:span text:style-name="T16">char </text:span><text:span text:style-name="T3">buf</text:span><text:span text:style-name="T5">[</text:span><text:span text:style-name="T29">1024</text:span><text:span text:style-name="T5">];</text:span><text:line-break/><text:span text:style-name="T5"> <text:s text:c="3"/></text:span><text:span text:style-name="T16">char </text:span><text:span text:style-name="T5">*</text:span><text:span text:style-name="T3">buff </text:span><text:span text:style-name="T5">= </text:span><text:span text:style-name="T3">buf</text:span><text:span text:style-name="T5">;</text:span><text:line-break/><text:line-break/><text:span text:style-name="T5"> <text:s text:c="3"/></text:span><text:span text:style-name="T16">int </text:span><text:span text:style-name="T3">sock</text:span><text:span text:style-name="T5">;</text:span><text:line-break/><text:span text:style-name="T5"> <text:s text:c="3"/></text:span><text:span text:style-name="T16">struct </text:span><text:span text:style-name="T32">sockaddr_in </text:span><text:span text:style-name="T3">addr</text:span><text:span text:style-name="T5">;</text:span><text:line-break/><text:line-break/><text:span text:style-name="T5"> <text:s text:c="3"/></text:span><text:span text:style-name="T16">do </text:span><text:span text:style-name="T5">{</text:span><text:line-break/><text:span text:style-name="T5"> <text:s text:c="7"/></text:span><text:span text:style-name="T3">sock </text:span><text:span text:style-name="T5">= socket(</text:span><text:span text:style-name="T34">AF_INET</text:span><text:span text:style-name="T5">, </text:span><text:span text:style-name="T34">SOCK_STREAM</text:span><text:span text:style-name="T5">, </text:span><text:span text:style-name="T29">0</text:span><text:span text:style-name="T5">);</text:span><text:line-break/><text:span text:style-name="T5"> <text:s text:c="7"/></text:span><text:span text:style-name="T16">if </text:span><text:span text:style-name="T5">(</text:span><text:span text:style-name="T3">sock </text:span><text:span text:style-name="T5">&lt; </text:span><text:span text:style-name="T29">0</text:span><text:span text:style-name="T5">) {</text:span><text:line-break/><text:span text:style-name="T5"> <text:s text:c="11"/>usleep(</text:span><text:span text:style-name="T29">100</text:span><text:span text:style-name="T5">);</text:span><text:line-break/><text:span text:style-name="T5"> <text:s text:c="7"/>}</text:span><text:line-break/><text:span text:style-name="T5"> <text:s text:c="3"/>} </text:span><text:span text:style-name="T16">while </text:span><text:span text:style-name="T5">(</text:span><text:span text:style-name="T3">sock </text:span><text:span text:style-name="T5">&lt; </text:span><text:span text:style-name="T29">0</text:span><text:span text:style-name="T5">);</text:span><text:line-break/><text:line-break/><text:span text:style-name="T5"> <text:s text:c="3"/></text:span><text:span text:style-name="T3">addr</text:span><text:span text:style-name="T5">.</text:span><text:span text:style-name="T36">sin_family </text:span><text:span text:style-name="T5">= </text:span><text:span text:style-name="T34">AF_INET</text:span><text:span text:style-name="T5">;</text:span><text:line-break/><text:span text:style-name="T5"> <text:s text:c="3"/></text:span><text:span text:style-name="T3">addr</text:span><text:span text:style-name="T5">.</text:span><text:span text:style-name="T36">sin_port </text:span><text:span text:style-name="T5">= htons(</text:span><text:span text:style-name="T34">PORT</text:span><text:span text:style-name="T5">);</text:span><text:line-break/><text:span text:style-name="T5"> <text:s text:c="3"/></text:span><text:span text:style-name="T3">addr</text:span><text:span text:style-name="T5">.</text:span><text:span text:style-name="T36">sin_addr</text:span><text:span text:style-name="T5">.</text:span><text:span text:style-name="T36">s_addr </text:span><text:span text:style-name="T5">= htonl(</text:span><text:span text:style-name="T34">INADDR_LOOPBACK</text:span><text:span text:style-name="T5">);</text:span><text:line-break/><text:span text:style-name="T5"> <text:s text:c="3"/></text:span><text:span text:style-name="T16">int </text:span><text:span text:style-name="T3">isConnect</text:span><text:span text:style-name="T5">;</text:span><text:line-break/><text:span text:style-name="T5"> <text:s text:c="3"/></text:span><text:span text:style-name="T16">do </text:span><text:span text:style-name="T5">{</text:span><text:line-break/><text:span text:style-name="T5"> <text:s text:c="7"/></text:span><text:span text:style-name="T3">isConnect </text:span><text:span text:style-name="T5">= connect(</text:span><text:span text:style-name="T3">sock</text:span><text:span text:style-name="T5">, (</text:span><text:span text:style-name="T16">struct </text:span><text:span text:style-name="T32">sockaddr </text:span><text:span text:style-name="T5">*) &amp;</text:span><text:span text:style-name="T3">addr</text:span><text:span text:style-name="T5">, </text:span><text:span text:style-name="T16">sizeof</text:span><text:span text:style-name="T5">(</text:span><text:span text:style-name="T3">addr</text:span><text:span text:style-name="T5">));</text:span><text:line-break/><text:span text:style-name="T5"> <text:s text:c="7"/></text:span><text:span text:style-name="T16">if </text:span><text:span text:style-name="T5">(</text:span><text:span text:style-name="T3">isConnect </text:span><text:span text:style-name="T5">&lt; </text:span><text:span text:style-name="T29">0</text:span><text:span text:style-name="T5">) {</text:span><text:line-break/><text:span text:style-name="T5"> <text:s text:c="11"/>usleep(</text:span><text:span text:style-name="T29">100</text:span><text:span text:style-name="T5">);</text:span><text:line-break/><text:span text:style-name="T5"> <text:s text:c="7"/>}</text:span><text:line-break/><text:span text:style-name="T5"> <text:s text:c="3"/>} </text:span><text:span text:style-name="T16">while </text:span><text:span text:style-name="T5">(</text:span><text:span text:style-name="T3">isConnect </text:span><text:span text:style-name="T5">&lt; </text:span><text:span text:style-name="T29">0</text:span><text:span text:style-name="T5">);</text:span><text:line-break/><text:line-break/><text:span text:style-name="T5"> <text:s text:c="3"/>printf(</text:span><text:span text:style-name="T9">"Клиент: "</text:span><text:span text:style-name="T5">);</text:span><text:line-break/><text:span text:style-name="T5"> <text:s text:c="3"/>scanf(</text:span><text:span text:style-name="T9">"%s"</text:span><text:span text:style-name="T5">, </text:span><text:span text:style-name="T3">buff</text:span><text:span text:style-name="T5">);</text:span><text:line-break/><text:span text:style-name="T5"> <text:s text:c="3"/>getchar();</text:span><text:line-break/><text:span text:style-name="T5"> <text:s text:c="3"/>send(</text:span><text:span text:style-name="T3">sock</text:span><text:span text:style-name="T5">, </text:span><text:span text:style-name="T3">buf</text:span><text:span text:style-name="T5">, strlen(</text:span><text:span text:style-name="T3">buf</text:span><text:span text:style-name="T5">), </text:span><text:span text:style-name="T29">0</text:span><text:span text:style-name="T5">);</text:span><text:line-break/><text:span text:style-name="T5"> <text:s text:c="3"/>memset(</text:span><text:span text:style-name="T3">buf</text:span><text:span text:style-name="T5">, </text:span><text:span text:style-name="T9">'</text:span><text:span text:style-name="T38">\0</text:span><text:span text:style-name="T9">'</text:span><text:span text:style-name="T5">, </text:span><text:span text:style-name="T3">buf_size</text:span><text:span text:style-name="T5">);</text:span><text:line-break/><text:span text:style-name="T5"> <text:s text:c="3"/>recv(</text:span><text:span text:style-name="T3">sock</text:span><text:span text:style-name="T5">, </text:span><text:span text:style-name="T3">buf</text:span><text:span text:style-name="T5">, </text:span><text:span text:style-name="T16">sizeof</text:span><text:span text:style-name="T5">(</text:span><text:span text:style-name="T3">buf</text:span><text:span text:style-name="T5">), </text:span><text:span text:style-name="T29">0</text:span><text:span text:style-name="T5">);</text:span><text:line-break/><text:soft-page-break/><text:span text:style-name="T5"> <text:s text:c="3"/>printf(</text:span><text:span text:style-name="T9">"Сервер: %s</text:span><text:span text:style-name="T38">\n</text:span><text:span text:style-name="T9">"</text:span><text:span text:style-name="T5">, </text:span><text:span text:style-name="T3">buf</text:span><text:span text:style-name="T5">);</text:span><text:line-break/><text:line-break/><text:span text:style-name="T5"> <text:s text:c="3"/>close(</text:span><text:span text:style-name="T3">sock</text:span><text:span text:style-name="T5">);</text:span><text:line-break/><text:span text:style-name="T5">}</text:span></text:p>
      <text:p text:style-name="P22"><text:span text:style-name="T25">Приложение В</text:span></text:p>
      <text:p text:style-name="P2"/>
      <text:p text:style-name="P10"><text:span text:style-name="Основной_20_шрифт_20_абзаца"><text:span text:style-name="T21">Листинг</text:span></text:span><text:span text:style-name="Основной_20_шрифт_20_абзаца"><text:span text:style-name="T23"> </text:span></text:span><text:span text:style-name="Основной_20_шрифт_20_абзаца"><text:span text:style-name="T21">файла</text:span></text:span><text:span text:style-name="Основной_20_шрифт_20_абзаца"><text:span text:style-name="T23"> main_server.c:</text:span></text:span></text:p>
      <text:p text:style-name="P4"><text:span text:style-name="Основной_20_шрифт_20_абзаца"><text:span text:style-name="T11">#include </text:span></text:span><text:span text:style-name="Основной_20_шрифт_20_абзаца"><text:span text:style-name="T7">&lt;server.h&gt;</text:span></text:span><text:span text:style-name="Основной_20_шрифт_20_абзаца"><text:span text:style-name="T10"><text:line-break/><text:line-break/></text:span></text:span><text:span text:style-name="Основной_20_шрифт_20_абзаца"><text:span text:style-name="T15">int </text:span></text:span><text:span text:style-name="Основной_20_шрифт_20_абзаца"><text:span text:style-name="T18">main</text:span></text:span><text:span text:style-name="Основной_20_шрифт_20_абзаца"><text:span text:style-name="T4">() {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4"> <text:s text:c="3"/>server_run(</text:span></text:span><text:span text:style-name="Основной_20_шрифт_20_абзаца"><text:span text:style-name="T28">1</text:span></text:span><text:span text:style-name="Основной_20_шрифт_20_абзаца"><text:span text:style-name="T4">);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4"> <text:s text:c="3"/></text:span></text:span><text:span text:style-name="Основной_20_шрифт_20_абзаца"><text:span text:style-name="T15">return </text:span></text:span><text:span text:style-name="Основной_20_шрифт_20_абзаца"><text:span text:style-name="T28">0</text:span></text:span><text:span text:style-name="Основной_20_шрифт_20_абзаца"><text:span text:style-name="T4">;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4">}</text:span></text:span></text:p>
      <text:p text:style-name="P18"><text:span text:style-name="Основной_20_шрифт_20_абзаца"><text:span text:style-name="T21"/></text:span></text:p>
      <text:p text:style-name="P18"><text:span text:style-name="Основной_20_шрифт_20_абзаца"><text:span text:style-name="T21">Листинг</text:span></text:span><text:span text:style-name="Основной_20_шрифт_20_абзаца"><text:span text:style-name="T23"> </text:span></text:span><text:span text:style-name="Основной_20_шрифт_20_абзаца"><text:span text:style-name="T21">файла</text:span></text:span><text:span text:style-name="Основной_20_шрифт_20_абзаца"><text:span text:style-name="T23"> server.h:</text:span></text:span></text:p>
      <text:p text:style-name="P21"><text:span text:style-name="Основной_20_шрифт_20_абзаца"><text:span text:style-name="T12">#pragma </text:span></text:span><text:span text:style-name="T5">once</text:span><text:line-break/><text:line-break/><text:span text:style-name="T13">#include </text:span><text:span text:style-name="T9">&lt;semaphore.h&gt;</text:span><text:line-break/><text:line-break/><text:span text:style-name="T16">typedef struct </text:span><text:span text:style-name="T5">{</text:span><text:line-break/><text:span text:style-name="T5"> <text:s text:c="3"/></text:span><text:span text:style-name="T27">sem_t </text:span><text:span text:style-name="T36">semaphore</text:span><text:span text:style-name="T5">;</text:span><text:line-break/><text:span text:style-name="T5"> <text:s text:c="3"/></text:span><text:span text:style-name="T16">int </text:span><text:span text:style-name="T36">current_index</text:span><text:span text:style-name="T5">, </text:span><text:span text:style-name="T36">sum_of_numbers</text:span><text:span text:style-name="T5">;</text:span><text:line-break/><text:span text:style-name="T5">} </text:span><text:span text:style-name="T27">resources_t</text:span><text:span text:style-name="T5">;</text:span><text:line-break/><text:line-break/><text:span text:style-name="T16">typedef struct </text:span><text:span text:style-name="T5">{</text:span><text:line-break/><text:span text:style-name="T5"> <text:s text:c="3"/></text:span><text:span text:style-name="T16">int </text:span><text:span text:style-name="T36">socket</text:span><text:span text:style-name="T5">;</text:span><text:line-break/><text:span text:style-name="T5"> <text:s text:c="3"/></text:span><text:span text:style-name="T27">resources_t </text:span><text:span text:style-name="T5">*</text:span><text:span text:style-name="T36">resources</text:span><text:span text:style-name="T5">;</text:span><text:line-break/><text:span text:style-name="T5">} </text:span><text:span text:style-name="T27">thread_data_t</text:span><text:span text:style-name="T5">;</text:span><text:line-break/><text:line-break/><text:span text:style-name="T16">void </text:span><text:span text:style-name="T19">server_run</text:span><text:span text:style-name="T5">(</text:span><text:span text:style-name="T16">int </text:span><text:span text:style-name="T5">logged);</text:span><text:line-break/><text:span text:style-name="T16">void </text:span><text:span text:style-name="T5">*</text:span><text:span text:style-name="T19">socket_thread</text:span><text:span text:style-name="T5">(</text:span><text:span text:style-name="T16">void </text:span><text:span text:style-name="T5">*arg);</text:span><text:line-break/><text:line-break/><text:span text:style-name="T16">int </text:span><text:span text:style-name="T19">isNumber</text:span><text:span text:style-name="T5">(</text:span><text:span text:style-name="T16">const char </text:span><text:span text:style-name="T5">*input, </text:span><text:span text:style-name="T16">int </text:span><text:span text:style-name="T5">*output);</text:span><text:line-break/><text:span text:style-name="T16">char </text:span><text:span text:style-name="T5">*</text:span><text:span text:style-name="T19">numberToString</text:span><text:span text:style-name="T5">(</text:span><text:span text:style-name="T16">int </text:span><text:span text:style-name="T5">number);</text:span></text:p>
      <text:p text:style-name="P20"><text:span text:style-name="Основной_20_шрифт_20_абзаца"><text:span text:style-name="T10"/></text:span></text:p>
      <text:p text:style-name="P18"><text:span text:style-name="Основной_20_шрифт_20_абзаца"><text:span text:style-name="T21">Листинг</text:span></text:span><text:span text:style-name="Основной_20_шрифт_20_абзаца"><text:span text:style-name="T23"> </text:span></text:span><text:span text:style-name="Основной_20_шрифт_20_абзаца"><text:span text:style-name="T21">файла</text:span></text:span><text:span text:style-name="Основной_20_шрифт_20_абзаца"><text:span text:style-name="T23"> server.c:</text:span></text:span></text:p>
      <text:p text:style-name="P21"><text:span text:style-name="Основной_20_шрифт_20_абзаца"><text:span text:style-name="T12">#include </text:span></text:span><text:span text:style-name="T9">"server.h"</text:span><text:line-break/><text:span text:style-name="T13">#include </text:span><text:span text:style-name="T9">"consts.h"</text:span><text:line-break/><text:line-break/><text:span text:style-name="T13">#include </text:span><text:span text:style-name="T9">&lt;stdio.h&gt;</text:span><text:line-break/><text:span text:style-name="T13">#include </text:span><text:span text:style-name="T9">&lt;stdlib.h&gt;</text:span><text:line-break/><text:span text:style-name="T13">#include </text:span><text:span text:style-name="T9">&lt;string.h&gt;</text:span><text:line-break/><text:span text:style-name="T13">#include </text:span><text:span text:style-name="T9">&lt;pthread.h&gt;</text:span><text:line-break/><text:span text:style-name="T13">#include </text:span><text:span text:style-name="T9">&lt;sys/ipc.h&gt;</text:span><text:line-break/><text:span text:style-name="T13">#include </text:span><text:span text:style-name="T9">&lt;sys/sem.h&gt;</text:span><text:line-break/><text:span text:style-name="T13">#include </text:span><text:span text:style-name="T9">&lt;sys/types.h&gt;</text:span><text:line-break/><text:span text:style-name="T13">#include </text:span><text:span text:style-name="T9">&lt;sys/socket.h&gt;</text:span><text:line-break/><text:span text:style-name="T13">#include </text:span><text:span text:style-name="T9">&lt;netinet/in.h&gt;</text:span><text:line-break/><text:line-break/><text:span text:style-name="T16">void </text:span><text:span text:style-name="T19">server_run</text:span><text:span text:style-name="T5">(</text:span><text:span text:style-name="T16">int </text:span><text:span text:style-name="T5">logged) {</text:span><text:line-break/><text:span text:style-name="T5"> <text:s text:c="3"/></text:span><text:span text:style-name="T16">int </text:span><text:span text:style-name="T3">listener</text:span><text:span text:style-name="T5">;</text:span><text:line-break/><text:span text:style-name="T5"> <text:s text:c="3"/></text:span><text:span text:style-name="T16">struct </text:span><text:span text:style-name="T32">sockaddr_in </text:span><text:span text:style-name="T3">addr</text:span><text:span text:style-name="T5">;</text:span><text:line-break/><text:span text:style-name="T5"> <text:s text:c="3"/></text:span><text:span text:style-name="T27">resources_t </text:span><text:span text:style-name="T3">resources </text:span><text:span text:style-name="T5">= {{}, </text:span><text:span text:style-name="T29">0</text:span><text:span text:style-name="T5">, </text:span><text:span text:style-name="T29">0</text:span><text:span text:style-name="T5">};</text:span><text:line-break/><text:span text:style-name="T5"> <text:s text:c="3"/>sem_init(&amp;</text:span><text:span text:style-name="T3">resources</text:span><text:span text:style-name="T5">.</text:span><text:span text:style-name="T36">semaphore</text:span><text:span text:style-name="T5">, </text:span><text:span text:style-name="T29">0</text:span><text:span text:style-name="T5">, </text:span><text:span text:style-name="T29">1</text:span><text:span text:style-name="T5">);</text:span><text:line-break/><text:line-break/><text:span text:style-name="T5"> <text:s text:c="3"/></text:span><text:span text:style-name="T3">listener </text:span><text:span text:style-name="T5">= socket(</text:span><text:span text:style-name="T34">AF_INET</text:span><text:span text:style-name="T5">, </text:span><text:span text:style-name="T34">SOCK_STREAM</text:span><text:span text:style-name="T5">, </text:span><text:span text:style-name="T29">0</text:span><text:span text:style-name="T5">);</text:span><text:line-break/><text:span text:style-name="T5"> <text:s text:c="3"/></text:span><text:span text:style-name="T16">if </text:span><text:span text:style-name="T5">(</text:span><text:span text:style-name="T3">listener </text:span><text:span text:style-name="T5">&lt; </text:span><text:span text:style-name="T29">0</text:span><text:span text:style-name="T5">) {</text:span><text:line-break/><text:span text:style-name="T5"> <text:s text:c="7"/>perror(</text:span><text:span text:style-name="T9">"socket"</text:span><text:span text:style-name="T5">);</text:span><text:line-break/><text:span text:style-name="T5"> <text:s text:c="7"/>exit(</text:span><text:span text:style-name="T29">1</text:span><text:span text:style-name="T5">);</text:span><text:line-break/><text:span text:style-name="T5"> <text:s text:c="3"/>}</text:span><text:line-break/><text:line-break/><text:soft-page-break/><text:span text:style-name="T5"> <text:s text:c="3"/></text:span><text:span text:style-name="T3">addr</text:span><text:span text:style-name="T5">.</text:span><text:span text:style-name="T36">sin_family </text:span><text:span text:style-name="T5">= </text:span><text:span text:style-name="T34">AF_INET</text:span><text:span text:style-name="T5">;</text:span><text:line-break/><text:span text:style-name="T5"> <text:s text:c="3"/></text:span><text:span text:style-name="T3">addr</text:span><text:span text:style-name="T5">.</text:span><text:span text:style-name="T36">sin_port </text:span><text:span text:style-name="T5">= htons(</text:span><text:span text:style-name="T34">PORT</text:span><text:span text:style-name="T5">);</text:span><text:line-break/><text:span text:style-name="T5"> <text:s text:c="3"/></text:span><text:span text:style-name="T3">addr</text:span><text:span text:style-name="T5">.</text:span><text:span text:style-name="T36">sin_addr</text:span><text:span text:style-name="T5">.</text:span><text:span text:style-name="T36">s_addr </text:span><text:span text:style-name="T5">= htonl(</text:span><text:span text:style-name="T34">INADDR_ANY</text:span><text:span text:style-name="T5">);</text:span><text:line-break/><text:span text:style-name="T5"> <text:s text:c="3"/></text:span><text:span text:style-name="T16">if </text:span><text:span text:style-name="T5">(bind(</text:span><text:span text:style-name="T3">listener</text:span><text:span text:style-name="T5">, (</text:span><text:span text:style-name="T16">struct </text:span><text:span text:style-name="T32">sockaddr </text:span><text:span text:style-name="T5">*)&amp;</text:span><text:span text:style-name="T3">addr</text:span><text:span text:style-name="T5">, </text:span><text:span text:style-name="T16">sizeof</text:span><text:span text:style-name="T5">(</text:span><text:span text:style-name="T3">addr</text:span><text:span text:style-name="T5">)) &lt; </text:span><text:span text:style-name="T29">0</text:span><text:span text:style-name="T5">) {</text:span><text:line-break/><text:span text:style-name="T5"> <text:s text:c="7"/>perror(</text:span><text:span text:style-name="T9">"bind"</text:span><text:span text:style-name="T5">);</text:span><text:line-break/><text:span text:style-name="T5"> <text:s text:c="7"/>exit(</text:span><text:span text:style-name="T29">2</text:span><text:span text:style-name="T5">);</text:span><text:line-break/><text:span text:style-name="T5"> <text:s text:c="3"/>}</text:span><text:line-break/><text:line-break/><text:span text:style-name="T5"> <text:s text:c="3"/>listen(</text:span><text:span text:style-name="T3">listener</text:span><text:span text:style-name="T5">, </text:span><text:span text:style-name="T29">1</text:span><text:span text:style-name="T5">);</text:span><text:line-break/><text:line-break/><text:span text:style-name="T5"> <text:s text:c="3"/></text:span><text:span text:style-name="T16">while </text:span><text:span text:style-name="T5">(</text:span><text:span text:style-name="T29">1</text:span><text:span text:style-name="T5">) {</text:span><text:line-break/><text:span text:style-name="T5"> <text:s text:c="7"/></text:span><text:span text:style-name="T27">thread_data_t </text:span><text:span text:style-name="T5">*</text:span><text:span text:style-name="T3">data </text:span><text:span text:style-name="T5">= malloc(</text:span><text:span text:style-name="T16">sizeof</text:span><text:span text:style-name="T5">(</text:span><text:span text:style-name="T27">thread_data_t</text:span><text:span text:style-name="T5">));</text:span><text:line-break/><text:span text:style-name="T5"> <text:s text:c="7"/></text:span><text:span text:style-name="T3">data</text:span><text:span text:style-name="T5">-&gt;</text:span><text:span text:style-name="T36">socket </text:span><text:span text:style-name="T5">= accept(</text:span><text:span text:style-name="T3">listener</text:span><text:span text:style-name="T5">, </text:span><text:span text:style-name="T29">0</text:span><text:span text:style-name="T5">, </text:span><text:span text:style-name="T29">0</text:span><text:span text:style-name="T5">);</text:span><text:line-break/><text:span text:style-name="T5"> <text:s text:c="7"/></text:span><text:span text:style-name="T3">data</text:span><text:span text:style-name="T5">-&gt;</text:span><text:span text:style-name="T36">resources </text:span><text:span text:style-name="T5">= &amp;</text:span><text:span text:style-name="T3">resources</text:span><text:span text:style-name="T5">;</text:span><text:line-break/><text:span text:style-name="T5"> <text:s text:c="7"/></text:span><text:span text:style-name="T27">pthread_t </text:span><text:span text:style-name="T3">thread</text:span><text:span text:style-name="T5">;</text:span><text:line-break/><text:span text:style-name="T5"> <text:s text:c="7"/></text:span><text:span text:style-name="T16">if</text:span><text:span text:style-name="T5">(pthread_create(&amp;</text:span><text:span text:style-name="T3">thread</text:span><text:span text:style-name="T5">, </text:span><text:span text:style-name="T34">NULL</text:span><text:span text:style-name="T5">, &amp;socket_thread, </text:span><text:span text:style-name="T3">data</text:span><text:span text:style-name="T5">)) {</text:span><text:line-break/><text:span text:style-name="T5"> <text:s text:c="11"/>exit(-</text:span><text:span text:style-name="T29">1</text:span><text:span text:style-name="T5">);</text:span><text:line-break/><text:span text:style-name="T5"> <text:s text:c="7"/>}</text:span><text:line-break/><text:span text:style-name="T5"> <text:s text:c="3"/>}</text:span><text:line-break/><text:span text:style-name="T5">}</text:span><text:line-break/><text:line-break/><text:span text:style-name="T16">void </text:span><text:span text:style-name="T5">*</text:span><text:span text:style-name="T19">socket_thread</text:span><text:span text:style-name="T5">(</text:span><text:span text:style-name="T16">void </text:span><text:span text:style-name="T5">*arg) {</text:span><text:line-break/><text:span text:style-name="T5"> <text:s text:c="3"/></text:span><text:span text:style-name="T16">char </text:span><text:span text:style-name="T3">buf</text:span><text:span text:style-name="T5">[</text:span><text:span text:style-name="T29">1024</text:span><text:span text:style-name="T5">];</text:span><text:line-break/><text:span text:style-name="T5"> <text:s text:c="3"/></text:span><text:span text:style-name="T16">int </text:span><text:span text:style-name="T3">bytes_read</text:span><text:span text:style-name="T5">;</text:span><text:line-break/><text:span text:style-name="T5"> <text:s text:c="3"/></text:span><text:span text:style-name="T27">thread_data_t </text:span><text:span text:style-name="T5">*</text:span><text:span text:style-name="T3">data </text:span><text:span text:style-name="T5">= (</text:span><text:span text:style-name="T27">thread_data_t</text:span><text:span text:style-name="T5">*)arg;</text:span><text:line-break/><text:line-break/><text:span text:style-name="T5"> <text:s text:c="3"/></text:span><text:span text:style-name="T16">if </text:span><text:span text:style-name="T5">(</text:span><text:span text:style-name="T3">data</text:span><text:span text:style-name="T5">-&gt;</text:span><text:span text:style-name="T36">socket </text:span><text:span text:style-name="T5">&lt; </text:span><text:span text:style-name="T29">0</text:span><text:span text:style-name="T5">) {</text:span><text:line-break/><text:span text:style-name="T5"> <text:s text:c="7"/>perror(</text:span><text:span text:style-name="T9">"accept"</text:span><text:span text:style-name="T5">);</text:span><text:line-break/><text:span text:style-name="T5"> <text:s text:c="7"/>exit(</text:span><text:span text:style-name="T29">3</text:span><text:span text:style-name="T5">);</text:span><text:line-break/><text:span text:style-name="T5"> <text:s text:c="3"/>}</text:span><text:line-break/><text:line-break/><text:span text:style-name="T5"> <text:s text:c="3"/></text:span><text:span text:style-name="T16">while </text:span><text:span text:style-name="T5">(</text:span><text:span text:style-name="T29">1</text:span><text:span text:style-name="T5">) {</text:span><text:line-break/><text:span text:style-name="T5"> <text:s text:c="7"/>memset(</text:span><text:span text:style-name="T3">buf</text:span><text:span text:style-name="T5">, </text:span><text:span text:style-name="T9">'</text:span><text:span text:style-name="T38">\0</text:span><text:span text:style-name="T9">'</text:span><text:span text:style-name="T5">, </text:span><text:span text:style-name="T29">1024</text:span><text:span text:style-name="T5">);</text:span><text:line-break/><text:span text:style-name="T5"> <text:s text:c="7"/></text:span><text:span text:style-name="T3">bytes_read </text:span><text:span text:style-name="T5">= recv(</text:span><text:span text:style-name="T3">data</text:span><text:span text:style-name="T5">-&gt;</text:span><text:span text:style-name="T36">socket</text:span><text:span text:style-name="T5">, </text:span><text:span text:style-name="T3">buf</text:span><text:span text:style-name="T5">, </text:span><text:span text:style-name="T29">1024</text:span><text:span text:style-name="T5">, </text:span><text:span text:style-name="T29">0</text:span><text:span text:style-name="T5">);</text:span><text:line-break/><text:span text:style-name="T5"> <text:s text:c="7"/></text:span><text:span text:style-name="T16">if</text:span><text:span text:style-name="T5">(</text:span><text:span text:style-name="T3">bytes_read </text:span><text:span text:style-name="T5">&lt;= </text:span><text:span text:style-name="T29">0</text:span><text:span text:style-name="T5">) </text:span><text:span text:style-name="T16">break</text:span><text:span text:style-name="T5">;</text:span><text:line-break/><text:span text:style-name="T5"> <text:s text:c="7"/></text:span><text:span text:style-name="T16">else </text:span><text:span text:style-name="T5">{</text:span><text:line-break/><text:span text:style-name="T5"> <text:s text:c="11"/>sem_wait(&amp;</text:span><text:span text:style-name="T3">data</text:span><text:span text:style-name="T5">-&gt;</text:span><text:span text:style-name="T36">resources</text:span><text:span text:style-name="T5">-&gt;</text:span><text:span text:style-name="T36">semaphore</text:span><text:span text:style-name="T5">);</text:span><text:line-break/><text:span text:style-name="T5"> <text:s text:c="11"/></text:span><text:span text:style-name="T16">int </text:span><text:span text:style-name="T3">client_number</text:span><text:span text:style-name="T5">;</text:span><text:line-break/><text:span text:style-name="T5"> <text:s text:c="11"/></text:span><text:span text:style-name="T16">if </text:span><text:span text:style-name="T5">(isNumber(</text:span><text:span text:style-name="T3">buf</text:span><text:span text:style-name="T5">, &amp;</text:span><text:span text:style-name="T3">client_number</text:span><text:span text:style-name="T5">)) {</text:span><text:line-break/><text:span text:style-name="T5"> <text:s text:c="15"/></text:span><text:span text:style-name="T16">char </text:span><text:span text:style-name="T5">*</text:span><text:span text:style-name="T3">number </text:span><text:span text:style-name="T5">= numberToString(</text:span><text:span text:style-name="T3">data</text:span><text:span text:style-name="T5">-&gt;</text:span><text:span text:style-name="T36">resources</text:span><text:span text:style-name="T5">-&gt;</text:span><text:span text:style-name="T36">sum_of_numbers </text:span><text:span text:style-name="T5">+= </text:span><text:span text:style-name="T3">client_number</text:span><text:span text:style-name="T5">);</text:span><text:line-break/><text:span text:style-name="T5"> <text:s text:c="15"/>++</text:span><text:span text:style-name="T3">data</text:span><text:span text:style-name="T5">-&gt;</text:span><text:span text:style-name="T36">resources</text:span><text:span text:style-name="T5">-&gt;</text:span><text:span text:style-name="T36">current_index</text:span><text:span text:style-name="T5">;</text:span><text:line-break/><text:span text:style-name="T5"> <text:s text:c="15"/>printf(</text:span><text:span text:style-name="T9">"Клиент %d: %s</text:span><text:span text:style-name="T38">\n</text:span><text:span text:style-name="T9">Текущая сумма: %d</text:span><text:span text:style-name="T38">\n</text:span><text:span text:style-name="T9">"</text:span><text:span text:style-name="T5">,</text:span><text:line-break/><text:span text:style-name="T5"> <text:s text:c="22"/></text:span><text:span text:style-name="T3">data</text:span><text:span text:style-name="T5">-&gt;</text:span><text:span text:style-name="T36">resources</text:span><text:span text:style-name="T5">-&gt;</text:span><text:span text:style-name="T36">current_index</text:span><text:span text:style-name="T5">, </text:span><text:span text:style-name="T3">buf</text:span><text:span text:style-name="T5">, </text:span><text:span text:style-name="T3">data</text:span><text:span text:style-name="T5">-&gt;</text:span><text:span text:style-name="T36">resources</text:span><text:span text:style-name="T5">-&gt;</text:span><text:span text:style-name="T36">sum_of_numbers</text:span><text:span text:style-name="T5">);</text:span><text:line-break/><text:span text:style-name="T5"> <text:s text:c="15"/>send(</text:span><text:span text:style-name="T3">data</text:span><text:span text:style-name="T5">-&gt;</text:span><text:span text:style-name="T36">socket</text:span><text:span text:style-name="T5">, </text:span><text:span text:style-name="T3">number</text:span><text:span text:style-name="T5">, strlen(</text:span><text:span text:style-name="T3">number</text:span><text:span text:style-name="T5">), </text:span><text:span text:style-name="T29">0</text:span><text:span text:style-name="T5">);</text:span><text:line-break/><text:span text:style-name="T5"> <text:s text:c="15"/>free(</text:span><text:span text:style-name="T3">number</text:span><text:span text:style-name="T5">);</text:span><text:line-break/><text:span text:style-name="T5"> <text:s text:c="11"/>} </text:span><text:span text:style-name="T16">else </text:span><text:span text:style-name="T5">{</text:span><text:line-break/><text:span text:style-name="T5"> <text:s text:c="15"/>++</text:span><text:span text:style-name="T3">data</text:span><text:span text:style-name="T5">-&gt;</text:span><text:span text:style-name="T36">resources</text:span><text:span text:style-name="T5">-&gt;</text:span><text:span text:style-name="T36">current_index</text:span><text:span text:style-name="T5">;</text:span><text:line-break/><text:span text:style-name="T5"> <text:s text:c="15"/></text:span><text:span text:style-name="T16">const char </text:span><text:span text:style-name="T5">*</text:span><text:span text:style-name="T3">warn </text:span><text:span text:style-name="T5">= </text:span><text:span text:style-name="T9">"Некорректный ввод!"</text:span><text:span text:style-name="T5">;</text:span><text:line-break/><text:span text:style-name="T5"> <text:s text:c="15"/>printf(</text:span><text:span text:style-name="T9">"Клиент %d ввёл строку: %s</text:span><text:span text:style-name="T38">\n</text:span><text:span text:style-name="T9">"</text:span><text:span text:style-name="T5">, </text:span><text:span text:style-name="T3">data</text:span><text:span text:style-name="T5">-&gt;</text:span><text:span text:style-name="T36">resources</text:span><text:span text:style-name="T5">-&gt;</text:span><text:span text:style-name="T36">current_index</text:span><text:span text:style-name="T5">, </text:span><text:span text:style-name="T3">buf</text:span><text:span text:style-name="T5">);</text:span><text:line-break/><text:span text:style-name="T5"> <text:s text:c="15"/>send(</text:span><text:span text:style-name="T3">data</text:span><text:span text:style-name="T5">-&gt;</text:span><text:span text:style-name="T36">socket</text:span><text:span text:style-name="T5">, </text:span><text:span text:style-name="T3">warn</text:span><text:span text:style-name="T5">, strlen(</text:span><text:span text:style-name="T3">warn</text:span><text:span text:style-name="T5">), </text:span><text:span text:style-name="T29">0</text:span><text:span text:style-name="T5">);</text:span><text:line-break/><text:span text:style-name="T5"> <text:s text:c="11"/>}</text:span><text:line-break/><text:span text:style-name="T5"> <text:s text:c="11"/>sem_post(&amp;</text:span><text:span text:style-name="T3">data</text:span><text:span text:style-name="T5">-&gt;</text:span><text:span text:style-name="T36">resources</text:span><text:span text:style-name="T5">-&gt;</text:span><text:span text:style-name="T36">semaphore</text:span><text:span text:style-name="T5">);</text:span><text:line-break/><text:span text:style-name="T5"> <text:s text:c="7"/>}</text:span><text:line-break/><text:span text:style-name="T5"> <text:s text:c="3"/>}</text:span><text:line-break/><text:line-break/><text:span text:style-name="T5"> <text:s text:c="3"/>close(</text:span><text:span text:style-name="T3">data</text:span><text:span text:style-name="T5">-&gt;</text:span><text:span text:style-name="T36">socket</text:span><text:span text:style-name="T5">);</text:span><text:line-break/><text:span text:style-name="T5"> <text:s text:c="3"/>free(arg);</text:span><text:line-break/><text:span text:style-name="T5"> <text:s text:c="3"/></text:span><text:span text:style-name="T16">return </text:span><text:span text:style-name="T29">0</text:span><text:span text:style-name="T5">;</text:span><text:line-break/><text:span text:style-name="T5">}</text:span><text:line-break/><text:line-break/><text:soft-page-break/><text:span text:style-name="T16">int </text:span><text:span text:style-name="T19">isNumber</text:span><text:span text:style-name="T5">(</text:span><text:span text:style-name="T16">const char </text:span><text:span text:style-name="T5">*input, </text:span><text:span text:style-name="T16">int </text:span><text:span text:style-name="T5">*output) {</text:span><text:line-break/><text:span text:style-name="T5"> <text:s text:c="3"/>*output = </text:span><text:span text:style-name="T29">0</text:span><text:span text:style-name="T5">;</text:span><text:line-break/><text:span text:style-name="T5"> <text:s text:c="3"/></text:span><text:span text:style-name="T16">int </text:span><text:span text:style-name="T3">n </text:span><text:span text:style-name="T5">= strlen(input), </text:span><text:span text:style-name="T3">first </text:span><text:span text:style-name="T5">= </text:span><text:span text:style-name="T29">0</text:span><text:span text:style-name="T5">;</text:span><text:line-break/><text:span text:style-name="T5"> <text:s text:c="3"/></text:span><text:span text:style-name="T16">if</text:span><text:span text:style-name="T5">(</text:span><text:span text:style-name="T3">n </text:span><text:span text:style-name="T5">&amp;&amp; input[</text:span><text:span text:style-name="T29">0</text:span><text:span text:style-name="T5">] == </text:span><text:span text:style-name="T9">'-'</text:span><text:span text:style-name="T5">) {</text:span><text:line-break/><text:span text:style-name="T5"> <text:s text:c="7"/></text:span><text:span text:style-name="T3">first </text:span><text:span text:style-name="T5">= </text:span><text:span text:style-name="T29">1</text:span><text:span text:style-name="T5">;</text:span><text:line-break/><text:span text:style-name="T5"> <text:s text:c="3"/>}</text:span><text:line-break/><text:span text:style-name="T5"> <text:s text:c="3"/></text:span><text:span text:style-name="T16">if </text:span><text:span text:style-name="T5">(</text:span><text:span text:style-name="T3">n </text:span><text:span text:style-name="T5">== </text:span><text:span text:style-name="T3">first </text:span><text:span text:style-name="T5">+ </text:span><text:span text:style-name="T29">1 </text:span><text:span text:style-name="T5">&amp;&amp; input[</text:span><text:span text:style-name="T3">first</text:span><text:span text:style-name="T5">] == </text:span><text:span text:style-name="T9">'0'</text:span><text:span text:style-name="T5">) {</text:span><text:line-break/><text:span text:style-name="T5"> <text:s text:c="7"/></text:span><text:span text:style-name="T16">return </text:span><text:span text:style-name="T29">1</text:span><text:span text:style-name="T5">;</text:span><text:line-break/><text:span text:style-name="T5"> <text:s text:c="3"/>} </text:span><text:span text:style-name="T16">else if </text:span><text:span text:style-name="T5">(</text:span><text:span text:style-name="T3">n </text:span><text:span text:style-name="T5">&lt;= </text:span><text:span text:style-name="T3">first </text:span><text:span text:style-name="T5">|| input[</text:span><text:span text:style-name="T3">first</text:span><text:span text:style-name="T5">] &lt; </text:span><text:span text:style-name="T9">'1' </text:span><text:span text:style-name="T5">|| input[</text:span><text:span text:style-name="T3">first</text:span><text:span text:style-name="T5">] &gt; </text:span><text:span text:style-name="T9">'9'</text:span><text:span text:style-name="T5">) {</text:span><text:line-break/><text:span text:style-name="T5"> <text:s text:c="7"/></text:span><text:span text:style-name="T16">return </text:span><text:span text:style-name="T29">0</text:span><text:span text:style-name="T5">;</text:span><text:line-break/><text:span text:style-name="T5"> <text:s text:c="3"/>} </text:span><text:span text:style-name="T16">else </text:span><text:span text:style-name="T5">{</text:span><text:line-break/><text:span text:style-name="T5"> <text:s text:c="7"/>*output = input[</text:span><text:span text:style-name="T3">first</text:span><text:span text:style-name="T5">] - </text:span><text:span text:style-name="T9">'0'</text:span><text:span text:style-name="T5">;</text:span><text:line-break/><text:span text:style-name="T5"> <text:s text:c="3"/>}</text:span><text:line-break/><text:span text:style-name="T5"> <text:s text:c="3"/></text:span><text:span text:style-name="T16">for </text:span><text:span text:style-name="T5">(</text:span><text:span text:style-name="T16">int </text:span><text:span text:style-name="T3">i </text:span><text:span text:style-name="T5">= </text:span><text:span text:style-name="T3">first </text:span><text:span text:style-name="T5">+ </text:span><text:span text:style-name="T29">1</text:span><text:span text:style-name="T5">; </text:span><text:span text:style-name="T3">i </text:span><text:span text:style-name="T5">&lt; </text:span><text:span text:style-name="T3">n</text:span><text:span text:style-name="T5">; ++</text:span><text:span text:style-name="T3">i</text:span><text:span text:style-name="T5">) {</text:span><text:line-break/><text:span text:style-name="T5"> <text:s text:c="7"/></text:span><text:span text:style-name="T16">if </text:span><text:span text:style-name="T5">(input[</text:span><text:span text:style-name="T3">i</text:span><text:span text:style-name="T5">] &lt; </text:span><text:span text:style-name="T9">'0' </text:span><text:span text:style-name="T5">|| input[</text:span><text:span text:style-name="T3">i</text:span><text:span text:style-name="T5">] &gt; </text:span><text:span text:style-name="T9">'9'</text:span><text:span text:style-name="T5">) {</text:span><text:line-break/><text:span text:style-name="T5"> <text:s text:c="11"/></text:span><text:span text:style-name="T16">return </text:span><text:span text:style-name="T29">0</text:span><text:span text:style-name="T5">;</text:span><text:line-break/><text:span text:style-name="T5"> <text:s text:c="7"/>} </text:span><text:span text:style-name="T16">else </text:span><text:span text:style-name="T5">{</text:span><text:line-break/><text:span text:style-name="T5"> <text:s text:c="11"/>*output *= </text:span><text:span text:style-name="T29">10</text:span><text:span text:style-name="T5">;</text:span><text:line-break/><text:span text:style-name="T5"> <text:s text:c="11"/>*output += input[</text:span><text:span text:style-name="T3">i</text:span><text:span text:style-name="T5">] - </text:span><text:span text:style-name="T9">'0'</text:span><text:span text:style-name="T5">;</text:span><text:line-break/><text:span text:style-name="T5"> <text:s text:c="7"/>}</text:span><text:line-break/><text:span text:style-name="T5"> <text:s text:c="3"/>}</text:span><text:line-break/><text:span text:style-name="T5"> <text:s text:c="3"/></text:span><text:span text:style-name="T16">if </text:span><text:span text:style-name="T5">(</text:span><text:span text:style-name="T3">first</text:span><text:span text:style-name="T5">) {</text:span><text:line-break/><text:span text:style-name="T5"> <text:s text:c="7"/>*output = -*output;</text:span><text:line-break/><text:span text:style-name="T5"> <text:s text:c="3"/>}</text:span><text:line-break/><text:span text:style-name="T5"> <text:s text:c="3"/></text:span><text:span text:style-name="T16">return </text:span><text:span text:style-name="T29">1</text:span><text:span text:style-name="T5">;</text:span><text:line-break/><text:span text:style-name="T5">}</text:span><text:line-break/><text:line-break/><text:span text:style-name="T16">char </text:span><text:span text:style-name="T5">*</text:span><text:span text:style-name="T19">numberToString</text:span><text:span text:style-name="T5">(</text:span><text:span text:style-name="T16">int </text:span><text:span text:style-name="T5">number) {</text:span><text:line-break/><text:span text:style-name="T5"> <text:s text:c="3"/></text:span><text:span text:style-name="T16">char </text:span><text:span text:style-name="T5">*</text:span><text:span text:style-name="T3">numberArray</text:span><text:span text:style-name="T5">;</text:span><text:line-break/><text:span text:style-name="T5"> <text:s text:c="3"/></text:span><text:span text:style-name="T16">if </text:span><text:span text:style-name="T5">(number == </text:span><text:span text:style-name="T29">0</text:span><text:span text:style-name="T5">) {</text:span><text:line-break/><text:span text:style-name="T5"> <text:s text:c="7"/></text:span><text:span text:style-name="T3">numberArray </text:span><text:span text:style-name="T5">= malloc(</text:span><text:span text:style-name="T29">2 </text:span><text:span text:style-name="T5">* </text:span><text:span text:style-name="T16">sizeof</text:span><text:span text:style-name="T5">(</text:span><text:span text:style-name="T16">char</text:span><text:span text:style-name="T5">));</text:span><text:line-break/><text:span text:style-name="T5"> <text:s text:c="7"/></text:span><text:span text:style-name="T3">numberArray</text:span><text:span text:style-name="T5">[</text:span><text:span text:style-name="T29">0</text:span><text:span text:style-name="T5">] = </text:span><text:span text:style-name="T9">'0'</text:span><text:span text:style-name="T5">;</text:span><text:line-break/><text:span text:style-name="T5"> <text:s text:c="7"/></text:span><text:span text:style-name="T3">numberArray</text:span><text:span text:style-name="T5">[</text:span><text:span text:style-name="T29">1</text:span><text:span text:style-name="T5">] = </text:span><text:span text:style-name="T9">'</text:span><text:span text:style-name="T38">\0</text:span><text:span text:style-name="T9">'</text:span><text:span text:style-name="T5">;</text:span><text:line-break/><text:span text:style-name="T5"> <text:s text:c="7"/></text:span><text:span text:style-name="T16">return </text:span><text:span text:style-name="T3">numberArray</text:span><text:span text:style-name="T5">;</text:span><text:line-break/><text:span text:style-name="T5"> <text:s text:c="3"/>}</text:span><text:line-break/><text:span text:style-name="T5"> <text:s text:c="3"/></text:span><text:span text:style-name="T16">int </text:span><text:span text:style-name="T3">i</text:span><text:span text:style-name="T5">, </text:span><text:span text:style-name="T3">first</text:span><text:span text:style-name="T5">;</text:span><text:line-break/><text:span text:style-name="T5"> <text:s text:c="3"/></text:span><text:span text:style-name="T16">if </text:span><text:span text:style-name="T5">(number &lt; </text:span><text:span text:style-name="T29">0</text:span><text:span text:style-name="T5">) {</text:span><text:line-break/><text:span text:style-name="T5"> <text:s text:c="7"/></text:span><text:span text:style-name="T3">first </text:span><text:span text:style-name="T5">= </text:span><text:span text:style-name="T29">1</text:span><text:span text:style-name="T5">;</text:span><text:line-break/><text:span text:style-name="T5"> <text:s text:c="7"/>number = -number;</text:span><text:line-break/><text:span text:style-name="T5"> <text:s text:c="3"/>} </text:span><text:span text:style-name="T16">else </text:span><text:span text:style-name="T5">{</text:span><text:line-break/><text:span text:style-name="T5"> <text:s text:c="7"/></text:span><text:span text:style-name="T3">first </text:span><text:span text:style-name="T5">= </text:span><text:span text:style-name="T29">0</text:span><text:span text:style-name="T5">;</text:span><text:line-break/><text:span text:style-name="T5"> <text:s text:c="3"/>}</text:span><text:line-break/><text:span text:style-name="T5"> <text:s text:c="3"/></text:span><text:span text:style-name="T16">int </text:span><text:span text:style-name="T3">n </text:span><text:span text:style-name="T5">= (</text:span><text:span text:style-name="T16">int</text:span><text:span text:style-name="T5">)log10((</text:span><text:span text:style-name="T16">double</text:span><text:span text:style-name="T5">)number) + </text:span><text:span text:style-name="T3">first </text:span><text:span text:style-name="T5">+ </text:span><text:span text:style-name="T29">1</text:span><text:span text:style-name="T5">;</text:span><text:line-break/><text:span text:style-name="T5"> <text:s text:c="3"/></text:span><text:span text:style-name="T3">numberArray </text:span><text:span text:style-name="T5">= calloc(</text:span><text:span text:style-name="T3">n </text:span><text:span text:style-name="T5">+ </text:span><text:span text:style-name="T3">first </text:span><text:span text:style-name="T5">+ </text:span><text:span text:style-name="T29">1</text:span><text:span text:style-name="T5">, </text:span><text:span text:style-name="T16">sizeof</text:span><text:span text:style-name="T5">(</text:span><text:span text:style-name="T16">char</text:span><text:span text:style-name="T5">));</text:span><text:line-break/><text:span text:style-name="T5"> <text:s text:c="3"/></text:span><text:span text:style-name="T16">for </text:span><text:span text:style-name="T5">(</text:span><text:span text:style-name="T3">i </text:span><text:span text:style-name="T5">= </text:span><text:span text:style-name="T3">n </text:span><text:span text:style-name="T5">- </text:span><text:span text:style-name="T29">1</text:span><text:span text:style-name="T5">; </text:span><text:span text:style-name="T3">i </text:span><text:span text:style-name="T5">&gt;= </text:span><text:span text:style-name="T3">first</text:span><text:span text:style-name="T5">; --</text:span><text:span text:style-name="T3">i</text:span><text:span text:style-name="T5">, number /= </text:span><text:span text:style-name="T29">10</text:span><text:span text:style-name="T5">) {</text:span><text:line-break/><text:span text:style-name="T5"> <text:s text:c="7"/></text:span><text:span text:style-name="T3">numberArray</text:span><text:span text:style-name="T5">[</text:span><text:span text:style-name="T3">i</text:span><text:span text:style-name="T5">] = (</text:span><text:span text:style-name="T16">char</text:span><text:span text:style-name="T5">)((number % </text:span><text:span text:style-name="T29">10</text:span><text:span text:style-name="T5">) + </text:span><text:span text:style-name="T9">'0'</text:span><text:span text:style-name="T5">);</text:span><text:line-break/><text:span text:style-name="T5"> <text:s text:c="3"/>}</text:span><text:line-break/><text:span text:style-name="T5"> <text:s text:c="3"/></text:span><text:span text:style-name="T16">if </text:span><text:span text:style-name="T5">(</text:span><text:span text:style-name="T3">first</text:span><text:span text:style-name="T5">) {</text:span><text:line-break/><text:span text:style-name="T5"> <text:s text:c="7"/></text:span><text:span text:style-name="T3">numberArray</text:span><text:span text:style-name="T5">[</text:span><text:span text:style-name="T29">0</text:span><text:span text:style-name="T5">] = </text:span><text:span text:style-name="T9">'-'</text:span><text:span text:style-name="T5">;</text:span><text:line-break/><text:span text:style-name="T5"> <text:s text:c="3"/>}</text:span><text:line-break/><text:span text:style-name="T5"> <text:s text:c="3"/></text:span><text:span text:style-name="T3">numberArray</text:span><text:span text:style-name="T5">[</text:span><text:span text:style-name="T3">n</text:span><text:span text:style-name="T5">] = </text:span><text:span text:style-name="T9">'</text:span><text:span text:style-name="T38">\0</text:span><text:span text:style-name="T9">'</text:span><text:span text:style-name="T5">;</text:span><text:line-break/><text:span text:style-name="T5"> <text:s text:c="3"/></text:span><text:span text:style-name="T16">return </text:span><text:span text:style-name="T3">numberArray</text:span><text:span text:style-name="T5">;</text:span><text:line-break/><text:span text:style-name="T5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JetBrains Mono" svg:font-family="'JetBrains Mono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msonormal" style:family="paragraph" style:parent-style-name="Обычный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a49ed84f3d037188bbbcb324f9afc3796d887539</meta:generator>
    <meta:creation-date>2021-11-12T11:53:00Z</meta:creation-date>
    <dc:date>2021-12-06T17:15:17.015600480</dc:date>
    <meta:editing-cycles>5</meta:editing-cycles>
    <meta:editing-duration>PT16M29S</meta:editing-duration>
    <meta:document-statistic meta:table-count="0" meta:image-count="0" meta:object-count="0" meta:page-count="6" meta:paragraph-count="19" meta:word-count="633" meta:character-count="5820" meta:non-whitespace-character-count="4216"/>
    <meta:template xlink:type="simple" xlink:actuate="onRequest" xlink:title="" xlink:href="Normal.dotm"/>
  </office:meta>
</office:document-meta>
</file>